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nimating Diels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3-18T23:47:39.045830673</dc:date>
    <meta:editing-duration>PT1H30M2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7"/>
    <meta:generator>LibreOffice/25.2.1.2$Linux_X86_64 LibreOffice_project/520$Build-2</meta:generator>
  </office:meta>
</office:document-meta>
</file>